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ScriptSource.set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ScriptSource.StaticScriptSource( String script , @ Nullable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.suggeste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criptSource.getScrip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ScriptSource.StaticScriptSourc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criptSource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Script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